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 draw:start-line-spacing-horizontal="1cm" draw:start-line-spacing-vertical="1cm" draw:end-line-spacing-horizontal="1cm" draw:end-line-spacing-vertical="1cm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_20__28_var_29_"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Ultrafine_20_Dashed"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Ultrafine_20_Dashed" svg:stroke-width="0.1cm" draw:marker-start="Arrow" draw:marker-start-width="0.2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4.5cm" svg:height="8.5cm" svg:x="3.499cm" svg:y="6cm">
          <text:p/>
        </draw:rect>
        <draw:rect draw:style-name="gr2" draw:text-style-name="P2" xml:id="id7" draw:id="id7" draw:layer="layout" svg:width="14.5cm" svg:height="2.5cm" svg:x="3.499cm" svg:y="1.5cm">
          <text:p text:style-name="P2">opsi-configed (Management Interface)</text:p>
        </draw:rect>
        <draw:rect draw:style-name="gr2" draw:text-style-name="P2" xml:id="id2" draw:id="id2" draw:layer="layout" svg:width="14.5cm" svg:height="1.5cm" svg:x="3.499cm" svg:y="6cm">
          <text:p text:style-name="P2">opsiconfd (web service)</text:p>
        </draw:rect>
        <draw:rect draw:style-name="gr2" draw:text-style-name="P1" draw:layer="layout" svg:width="14.5cm" svg:height="1.5cm" svg:x="3.499cm" svg:y="7.5cm">
          <text:p text:style-name="P2">opsi library</text:p>
        </draw:rect>
        <draw:rect draw:style-name="gr3" draw:text-style-name="P1" draw:layer="layout" svg:width="7cm" svg:height="5.5cm" svg:x="10.999cm" svg:y="9cm">
          <text:p/>
        </draw:rect>
        <draw:rect draw:style-name="gr2" draw:text-style-name="P1" draw:layer="layout" svg:width="3.5cm" svg:height="4cm" svg:x="3.999cm" svg:y="18cm">
          <text:p text:style-name="P2"><text:span text:style-name="T1">Client</text:span></text:p>
          <text:p text:style-name="P2"><text:span text:style-name="T1"/></text:p>
          <text:p text:style-name="P2"><text:span text:style-name="T1"/></text:p>
          <text:p text:style-name="P2"/>
          <text:p text:style-name="P2"/>
        </draw:rect>
        <draw:rect draw:style-name="gr2" draw:text-style-name="P1" xml:id="id4" draw:id="id4" draw:layer="layout" svg:width="4cm" svg:height="5.5cm" svg:x="13.999cm" svg:y="9cm">
          <text:p text:style-name="P2">depot share</text:p>
        </draw:rect>
        <draw:rect draw:style-name="gr2" draw:text-style-name="P2" xml:id="id1" draw:id="id1" draw:layer="layout" svg:width="3.5cm" svg:height="1cm" svg:x="3.999cm" svg:y="19cm">
          <text:p text:style-name="P2">Service</text:p>
        </draw:rect>
        <draw:rect draw:style-name="gr2" draw:text-style-name="P2" xml:id="id3" draw:id="id3" draw:layer="layout" svg:width="3.5cm" svg:height="1cm" svg:x="3.999cm" svg:y="20cm">
          <text:p text:style-name="P2">Mount</text:p>
        </draw:rect>
        <draw:rect draw:style-name="gr2" draw:text-style-name="P2" xml:id="id5" draw:id="id5" draw:layer="layout" svg:width="3.5cm" svg:height="1cm" svg:x="3.999cm" svg:y="21cm">
          <text:p text:style-name="P2">PXE</text:p>
        </draw:rect>
        <draw:connector draw:style-name="gr4" draw:text-style-name="P1" draw:layer="layout" svg:x1="3.999cm" svg:y1="19.5cm" svg:x2="3.499cm" svg:y2="6.75cm" draw:start-shape="id1" draw:start-glue-point="3" draw:end-shape="id2" svg:d="m3999 19500h-1501v-12750h1001">
          <text:p/>
        </draw:connector>
        <draw:rect draw:style-name="gr2" draw:text-style-name="P2" draw:layer="layout" svg:width="4.5cm" svg:height="1cm" svg:x="3.499cm" svg:y="9cm">
          <text:p text:style-name="P2">opsipxeconfd</text:p>
        </draw:rect>
        <draw:rect draw:style-name="gr2" draw:text-style-name="P2" draw:layer="layout" svg:width="4.5cm" svg:height="1cm" svg:x="3.499cm" svg:y="10cm">
          <text:p text:style-name="P2">opsi-atftpd</text:p>
        </draw:rect>
        <draw:rect draw:style-name="gr2" draw:text-style-name="P2" xml:id="id6" draw:id="id6" draw:layer="layout" svg:width="4.5cm" svg:height="3.5cm" svg:x="3.499cm" svg:y="11cm">
          <text:p text:style-name="P2">tftp files</text:p>
        </draw:rect>
        <draw:connector draw:style-name="gr5" draw:text-style-name="P1" draw:layer="layout" svg:x1="7.499cm" svg:y1="20.5cm" svg:x2="15.999cm" svg:y2="14.5cm" draw:start-shape="id3" draw:start-glue-point="1" draw:end-shape="id4" draw:end-glue-point="2" svg:d="m7499 20500h8500v-6000">
          <text:p/>
        </draw:connector>
        <draw:connector draw:style-name="gr6" draw:text-style-name="P1" draw:layer="layout" draw:line-skew="2cm -1.25cm" svg:x1="7.499cm" svg:y1="21.5cm" svg:x2="5.749cm" svg:y2="14.5cm" draw:start-shape="id5" draw:start-glue-point="1" draw:end-shape="id6" draw:end-glue-point="2" svg:d="m7499 21500h2501v-5000h-4251v-2000">
          <text:p/>
        </draw:connector>
        <draw:connector draw:style-name="gr7" draw:text-style-name="P1" draw:layer="layout" svg:x1="10.749cm" svg:y1="4cm" svg:x2="10.749cm" svg:y2="6cm" draw:start-shape="id7" draw:start-glue-point="2" draw:end-shape="id2" draw:end-glue-point="0" svg:d="m10749 4000v2000">
          <text:p/>
        </draw:connector>
        <draw:rect draw:style-name="gr2" draw:text-style-name="P1" draw:layer="layout" svg:width="6cm" svg:height="5.5cm" svg:x="7.999cm" svg:y="9cm">
          <text:p text:style-name="P2">config data</text:p>
          <text:p text:style-name="P2">storage</text:p>
        </draw:rect>
      </draw:page>
      <draw:page draw:name="page2" draw:style-name="dp1" draw:master-page-name="Standard">
        <draw:rect draw:style-name="gr1" draw:text-style-name="P1" draw:layer="layout" svg:width="14.5cm" svg:height="8.5cm" svg:x="3.499cm" svg:y="6cm">
          <text:p/>
        </draw:rect>
        <draw:rect draw:style-name="gr2" draw:text-style-name="P2" xml:id="id14" draw:id="id14" draw:layer="layout" svg:width="14.5cm" svg:height="2.5cm" svg:x="3.499cm" svg:y="1.5cm">
          <text:p text:style-name="P2">opsi-configed (Management Interface)</text:p>
        </draw:rect>
        <draw:rect draw:style-name="gr2" draw:text-style-name="P2" xml:id="id9" draw:id="id9" draw:layer="layout" svg:width="14.5cm" svg:height="1.5cm" svg:x="3.499cm" svg:y="6cm">
          <text:p text:style-name="P2">opsiconfd (web service)</text:p>
        </draw:rect>
        <draw:rect draw:style-name="gr2" draw:text-style-name="P1" draw:layer="layout" svg:width="14.5cm" svg:height="1.5cm" svg:x="3.499cm" svg:y="7.5cm">
          <text:p text:style-name="P2">opsi library</text:p>
        </draw:rect>
        <draw:rect draw:style-name="gr3" draw:text-style-name="P1" draw:layer="layout" svg:width="7cm" svg:height="5.5cm" svg:x="10.999cm" svg:y="9cm">
          <text:p/>
        </draw:rect>
        <draw:rect draw:style-name="gr2" draw:text-style-name="P1" draw:layer="layout" svg:width="3.5cm" svg:height="4cm" svg:x="3.999cm" svg:y="18cm">
          <text:p text:style-name="P2"><text:span text:style-name="T1">Client</text:span></text:p>
          <text:p text:style-name="P2"><text:span text:style-name="T1"/></text:p>
          <text:p text:style-name="P2"><text:span text:style-name="T1"/></text:p>
          <text:p text:style-name="P2"/>
          <text:p text:style-name="P2"/>
        </draw:rect>
        <draw:rect draw:style-name="gr2" draw:text-style-name="P1" draw:layer="layout" svg:width="4cm" svg:height="5.5cm" svg:x="13.999cm" svg:y="9cm">
          <text:p text:style-name="P2">depot share</text:p>
        </draw:rect>
        <draw:rect draw:style-name="gr3" draw:text-style-name="P1" draw:layer="layout" svg:width="6cm" svg:height="7cm" svg:x="9.999cm" svg:y="16.5cm">
          <text:p/>
        </draw:rect>
        <draw:rect draw:style-name="gr2" draw:text-style-name="P3" draw:layer="layout" svg:width="6cm" svg:height="1cm" svg:x="9.999cm" svg:y="16.5cm">
          <text:p text:style-name="P2"><text:span text:style-name="T1">depot Server</text:span></text:p>
        </draw:rect>
        <draw:rect draw:style-name="gr2" draw:text-style-name="P2" xml:id="id8" draw:id="id8" draw:layer="layout" svg:width="3.5cm" svg:height="1cm" svg:x="3.999cm" svg:y="19cm">
          <text:p text:style-name="P2">Service</text:p>
        </draw:rect>
        <draw:rect draw:style-name="gr2" draw:text-style-name="P2" xml:id="id10" draw:id="id10" draw:layer="layout" svg:width="3.5cm" svg:height="1cm" svg:x="3.999cm" svg:y="20cm">
          <text:p text:style-name="P2">Mount</text:p>
        </draw:rect>
        <draw:rect draw:style-name="gr2" draw:text-style-name="P2" xml:id="id12" draw:id="id12" draw:layer="layout" svg:width="3.5cm" svg:height="1cm" svg:x="3.999cm" svg:y="21cm">
          <text:p text:style-name="P2">PXE</text:p>
        </draw:rect>
        <draw:connector draw:style-name="gr4" draw:text-style-name="P1" draw:layer="layout" svg:x1="3.999cm" svg:y1="19.5cm" svg:x2="3.499cm" svg:y2="6.75cm" draw:start-shape="id8" draw:start-glue-point="3" draw:end-shape="id9" svg:d="m3999 19500h-1501v-12750h1001">
          <text:p/>
        </draw:connector>
        <draw:rect draw:style-name="gr2" draw:text-style-name="P2" xml:id="id11" draw:id="id11" draw:layer="layout" svg:width="6cm" svg:height="1cm" svg:x="9.999cm" svg:y="19.5cm">
          <text:p text:style-name="P2">share</text:p>
        </draw:rect>
        <draw:rect draw:style-name="gr2" draw:text-style-name="P2" xml:id="id16" draw:id="id16" draw:layer="layout" svg:width="6cm" svg:height="1cm" svg:x="9.999cm" svg:y="18.5cm">
          <text:p text:style-name="P2">opsipxeconfd</text:p>
        </draw:rect>
        <draw:rect draw:style-name="gr2" draw:text-style-name="P2" xml:id="id13" draw:id="id13" draw:layer="layout" svg:width="6cm" svg:height="1.9cm" svg:x="9.999cm" svg:y="21.6cm">
          <text:p text:style-name="P2">tftp files</text:p>
        </draw:rect>
        <draw:rect draw:style-name="gr2" draw:text-style-name="P2" draw:layer="layout" svg:width="6cm" svg:height="1.1cm" svg:x="9.999cm" svg:y="20.5cm">
          <text:p text:style-name="P2">opsi-atftpd</text:p>
        </draw:rect>
        <draw:rect draw:style-name="gr2" draw:text-style-name="P2" draw:layer="layout" svg:width="4.5cm" svg:height="1cm" svg:x="3.499cm" svg:y="9cm">
          <text:p text:style-name="P2">opsipxeconfd</text:p>
        </draw:rect>
        <draw:rect draw:style-name="gr2" draw:text-style-name="P2" draw:layer="layout" svg:width="4.5cm" svg:height="1cm" svg:x="3.499cm" svg:y="10cm">
          <text:p text:style-name="P2">opsi-atftpd</text:p>
        </draw:rect>
        <draw:rect draw:style-name="gr2" draw:text-style-name="P2" draw:layer="layout" svg:width="4.5cm" svg:height="3.5cm" svg:x="3.499cm" svg:y="11cm">
          <text:p text:style-name="P2">tftp files</text:p>
        </draw:rect>
        <draw:connector draw:style-name="gr5" draw:text-style-name="P1" draw:layer="layout" svg:x1="7.499cm" svg:y1="20.5cm" svg:x2="9.999cm" svg:y2="20cm" draw:start-shape="id10" draw:start-glue-point="1" draw:end-shape="id11" draw:end-glue-point="3" svg:d="m7499 20500h1250v-500h1250">
          <text:p/>
        </draw:connector>
        <draw:connector draw:style-name="gr6" draw:text-style-name="P1" draw:layer="layout" draw:line-skew="0.5cm" svg:x1="7.499cm" svg:y1="21.5cm" svg:x2="9.999cm" svg:y2="22.55cm" draw:start-shape="id12" draw:start-glue-point="1" draw:end-shape="id13" draw:end-glue-point="3" svg:d="m7499 21500h1750v1050h750">
          <text:p/>
        </draw:connector>
        <draw:connector draw:style-name="gr7" draw:text-style-name="P1" draw:layer="layout" svg:x1="10.749cm" svg:y1="4cm" svg:x2="10.749cm" svg:y2="6cm" draw:start-shape="id14" draw:start-glue-point="2" draw:end-shape="id9" draw:end-glue-point="0" svg:d="m10749 4000v2000">
          <text:p/>
        </draw:connector>
        <draw:rect draw:style-name="gr2" draw:text-style-name="P1" draw:layer="layout" svg:width="6cm" svg:height="5.5cm" svg:x="7.999cm" svg:y="9cm">
          <text:p text:style-name="P2">config data</text:p>
          <text:p text:style-name="P2">storage</text:p>
        </draw:rect>
        <draw:rect draw:style-name="gr2" draw:text-style-name="P2" xml:id="id15" draw:id="id15" draw:layer="layout" svg:width="6cm" svg:height="1cm" svg:x="9.999cm" svg:y="17.5cm">
          <text:p text:style-name="P2">opsiconfd</text:p>
        </draw:rect>
        <draw:connector draw:style-name="gr8" draw:text-style-name="P1" draw:layer="layout" svg:x1="9.999cm" svg:y1="18cm" svg:x2="9.999cm" svg:y2="19cm" draw:start-shape="id15" draw:start-glue-point="3" draw:end-shape="id16" draw:end-glue-point="3" svg:d="m9999 18000h-501v1000h501">
          <text:p/>
        </draw:connector>
        <draw:connector draw:style-name="gr7" draw:text-style-name="P1" draw:layer="layout" svg:x1="17.999cm" svg:y1="6.75cm" svg:x2="15.999cm" svg:y2="18cm" draw:start-shape="id9" draw:start-glue-point="1" draw:end-shape="id15" draw:end-glue-point="1" svg:d="m17999 6750h501v11250h-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orname nachname</meta:initial-creator>
    <meta:creation-date>2011-04-04T18:23:12.84</meta:creation-date>
    <dc:date>2011-04-04T18:30:21.93</dc:date>
    <dc:creator>vorname nachname</dc:creator>
    <meta:editing-duration>PT7M8S</meta:editing-duration>
    <meta:editing-cycles>2</meta:editing-cycles>
    <meta:generator>OpenOffice.org/3.3$Win32 OpenOffice.org_project/330m20$Build-9567</meta:generator>
    <meta:document-statistic meta:object-count="45"/>
  </office:meta>
</office:document-meta>
</file>